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fill-color="#ccccff" draw:textarea-horizontal-align="center" draw:textarea-vertical-align="middle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draw:fill-color="#ffff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.78cm" svg:height="23.495cm" svg:x="1.87cm" svg:y="2.17cm">
          <text:p/>
        </draw:rect>
        <draw:frame draw:style-name="gr2" draw:text-style-name="P2" draw:layer="layout" svg:width="4.445cm" svg:height="1.352cm" svg:x="8.55cm" svg:y="2.405cm">
          <draw:text-box>
            <text:p text:style-name="P2"><text:span text:style-name="T1">Window</text:span></text:p>
          </draw:text-box>
        </draw:frame>
        <draw:rect draw:style-name="gr3" draw:text-style-name="P1" draw:layer="layout" svg:width="15.875cm" svg:height="20.32cm" svg:x="2.905cm" svg:y="3.975cm">
          <text:p/>
        </draw:rect>
        <draw:frame draw:style-name="gr2" draw:text-style-name="P2" draw:layer="layout" svg:width="6.35cm" svg:height="1.352cm" svg:x="7.85cm" svg:y="4.405cm">
          <draw:text-box>
            <text:p text:style-name="P2"><text:span text:style-name="T1">Vertical Box</text:span></text:p>
          </draw:text-box>
        </draw:frame>
        <draw:rect draw:style-name="gr4" draw:text-style-name="P1" draw:layer="layout" svg:width="13.335cm" svg:height="3.81cm" svg:x="4.175cm" svg:y="5.88cm">
          <text:p/>
        </draw:rect>
        <draw:frame draw:style-name="gr2" draw:text-style-name="P2" draw:layer="layout" svg:width="7.22cm" svg:height="1.352cm" svg:x="7.35cm" svg:y="6.105cm">
          <draw:text-box>
            <text:p text:style-name="P2"><text:span text:style-name="T1">Horizontal Box</text:span></text:p>
          </draw:text-box>
        </draw:frame>
        <draw:rect draw:style-name="gr5" draw:text-style-name="P4" draw:layer="layout" svg:width="5.715cm" svg:height="1.905cm" svg:x="4.81cm" svg:y="7.485cm">
          <text:p text:style-name="P3"><text:span text:style-name="T2">Image</text:span></text:p>
        </draw:rect>
        <draw:rect draw:style-name="gr5" draw:text-style-name="P4" draw:layer="layout" svg:width="5.715cm" svg:height="1.905cm" svg:x="11.111cm" svg:y="7.486cm">
          <text:p text:style-name="P3"><text:span text:style-name="T2">Label</text:span></text:p>
        </draw:rect>
        <draw:rect draw:style-name="gr4" draw:text-style-name="P1" draw:layer="layout" svg:width="13.335cm" svg:height="8.6cm" svg:x="4.175cm" svg:y="10.38cm">
          <text:p/>
        </draw:rect>
        <draw:rect draw:style-name="gr4" draw:text-style-name="P1" draw:layer="layout" svg:width="13.335cm" svg:height="3.81cm" svg:x="4.176cm" svg:y="19.78cm">
          <text:p/>
        </draw:rect>
        <draw:frame draw:style-name="gr2" draw:text-style-name="P2" draw:layer="layout" svg:width="12.065cm" svg:height="1.352cm" svg:x="5.81cm" svg:y="19.905cm">
          <draw:text-box>
            <text:p text:style-name="P2"><text:span text:style-name="T1">Horizontal Button Box</text:span></text:p>
          </draw:text-box>
        </draw:frame>
        <draw:rect draw:style-name="gr5" draw:text-style-name="P4" draw:layer="layout" svg:width="4.776cm" svg:height="1.905cm" svg:x="5.55cm" svg:y="21.386cm">
          <text:p text:style-name="P3"><text:span text:style-name="T2">Button</text:span></text:p>
        </draw:rect>
        <draw:rect draw:style-name="gr5" draw:text-style-name="P4" draw:layer="layout" svg:width="4.797cm" svg:height="1.905cm" svg:x="11.43cm" svg:y="21.387cm">
          <text:p text:style-name="P3"><text:span text:style-name="T2">Button</text:span></text:p>
        </draw:rect>
        <draw:frame draw:style-name="gr2" draw:text-style-name="P2" draw:layer="layout" svg:width="12.065cm" svg:height="1.352cm" svg:x="6.911cm" svg:y="10.605cm">
          <draw:text-box>
            <text:p text:style-name="P2"><text:span text:style-name="T1">Scrolled Window</text:span></text:p>
          </draw:text-box>
        </draw:frame>
        <draw:rect draw:style-name="gr5" draw:text-style-name="P4" draw:layer="layout" svg:width="11.429cm" svg:height="6.194cm" svg:x="5.111cm" svg:y="12.186cm">
          <text:p text:style-name="P3"><text:span text:style-name="T2">List View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chael Lawrence</meta:initial-creator>
    <meta:creation-date>2007-11-12T18:02:53</meta:creation-date>
    <dc:creator>Michael Lawrence</dc:creator>
    <dc:date>2007-11-12T19:23:56</dc:date>
    <meta:editing-cycles>1</meta:editing-cycles>
    <meta:editing-duration>PT1H21M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